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38in"/>
    </style:style>
    <style:style style:name="co2" style:family="table-column">
      <style:table-column-properties fo:break-before="auto" style:column-width="5.1035in"/>
    </style:style>
    <style:style style:name="co3" style:family="table-column">
      <style:table-column-properties fo:break-before="auto" style:column-width="4.5346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178in" fo:break-before="auto" style:use-optimal-row-height="false"/>
    </style:style>
    <style:style style:name="ro5" style:family="table-row">
      <style:table-row-properties style:row-height="0.3063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3838"/>
      <style:text-properties style:font-name="XB Tabriz" fo:font-size="14pt" style:font-size-asian="14pt" style:font-name-complex="XB Tabriz" style:font-size-complex="14pt"/>
    </style:style>
    <style:style style:name="ce8" style:family="table-cell" style:parent-style-name="Default">
      <style:table-cell-properties fo:background-color="#ed4c05"/>
      <style:text-properties style:font-name="XB Tabriz" fo:font-size="14pt" style:font-size-asian="14pt" style:font-name-complex="XB Tabriz" style:font-size-complex="14pt"/>
    </style:style>
    <style:style style:name="ce6" style:family="table-cell" style:parent-style-name="Default">
      <style:table-cell-properties fo:background-color="#f10d0c"/>
      <style:text-properties style:font-name="XB Tabriz" fo:font-size="14pt" style:font-size-asian="14pt" style:font-name-complex="XB Tabriz" style:font-size-complex="14pt"/>
    </style:style>
    <style:style style:name="ce10" style:family="table-cell" style:parent-style-name="Default">
      <style:table-cell-properties fo:background-color="#ff5429"/>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f0000"/>
    </style:style>
    <style:style style:name="T6" style:family="text">
      <style:text-properties fo:color="#ff3333"/>
    </style:style>
    <style:style style:name="T7" style:family="text">
      <style:text-properties fo:color="#ff3300"/>
    </style:style>
    <style:style style:name="T8" style:family="text">
      <style:text-properties fo:color="#00cc00"/>
    </style:style>
    <style:style style:name="T9" style:family="text">
      <style:text-properties fo:font-weight="bold" style:font-weight-asian="bold" style:font-weight-complex="bold"/>
    </style:style>
    <style:style style:name="T10" style:family="text">
      <style:text-properties fo:color="#800000"/>
    </style:style>
    <style:style style:name="T11" style:family="text">
      <style:text-properties fo:color="#cc0000"/>
    </style:style>
    <style:style style:name="T12" style:family="text">
      <style:text-properties fo:color="#009900"/>
    </style:style>
    <style:style style:name="T13" style:family="text">
      <style:text-properties fo:color="#009933"/>
    </style:style>
    <style:style style:name="T14" style:family="text">
      <style:text-properties fo:color="#ff6600"/>
    </style:style>
    <style:style style:name="T15" style:family="text">
      <style:text-properties fo:color="#00cc33"/>
    </style:style>
    <style:style style:name="T16" style:family="text">
      <style:text-properties fo:color="#cc3300"/>
    </style:style>
    <style:style style:name="T17" style:family="text">
      <style:text-properties fo:color="#ff6666"/>
    </style:style>
    <style:style style:name="T18" style:family="text">
      <style:text-properties fo:color="#007826"/>
    </style:style>
    <style:style style:name="T19" style:family="text">
      <style:text-properties fo:color="#c9211e"/>
    </style:style>
    <style:style style:name="T20" style:family="text">
      <style:text-properties fo:color="#66cc00"/>
    </style:style>
    <style:style style:name="T21" style:family="text">
      <style:text-properties fo:color="#000000"/>
    </style:style>
    <style:style style:name="T22" style:family="text">
      <style:text-properties fo:font-weight="normal" fo:font-style="normal" style:font-weight-asian="normal" style:font-weight-complex="normal" style:font-style-asian="normal" style:font-style-complex="normal"/>
    </style:style>
    <style:style style:name="T23" style:family="text">
      <style:text-properties fo:color="#ff9900"/>
    </style:style>
    <style:style style:name="T24" style:family="text">
      <style:text-properties fo:color="#111111"/>
    </style:style>
    <style:style style:name="T25" style:family="text">
      <style:text-properties fo:color="#669900"/>
    </style:style>
    <style:style style:name="T26" style:family="text">
      <style:text-properties fo:color="#00a933"/>
    </style:style>
    <style:style style:name="T27" style:family="text">
      <style:text-properties fo:color="#cc9900"/>
    </style:style>
    <style:style style:name="T28" style:family="text">
      <style:text-properties fo:color="#996633"/>
    </style:style>
    <style:style style:name="T29"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91"/>
        <table:table-column table:style-name="co2" table:default-cell-style-name="ce91"/>
        <table:table-column table:style-name="co3" table:default-cell-style-name="ce91"/>
        <table:table-column table:style-name="co4" table:default-cell-style-name="ce91"/>
        <table:table-column table:style-name="co5" table:number-columns-repeated="60" table:default-cell-style-name="ce91"/>
        <table:table-column table:style-name="co5"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ا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93" office:value-type="string" calcext:value-type="string">
            <text:p><text:span text:style-name="T5">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1">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1">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1">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1">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1">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1">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1">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6">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5">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7">بند،</text:span> بندھا، شریک گرفتی بندھ، <text:span text:style-name="T8">بندھن</text:span></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office:value-type="string" calcext:value-type="string">
            <text:p>بایاں اور دایاں گوشہ (براکٹ)</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9">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93" office:value-type="string" calcext:value-type="string">
            <text:p><text:span text:style-name="T10">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4736in" svg:y="223.27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ت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04" office:value-type="string" calcext:value-type="string">
            <text:p><text:span text:style-name="T11">منطقی حالات</text:span>، <text:span text:style-name="T12">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5">بیٹھنا، گر پڑتا ہے، گرنا</text:span>،<text:span text:style-name="T13">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93" office:value-type="string" calcext:value-type="string">
            <text:p><text:span text:style-name="T14">اجتماعات [ترتیبی اجتماعات]،</text:span> <text:span text:style-name="T12">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5" office:value-type="string" calcext:value-type="string">
            <text:p>commutes [QM] (A commutes with B)</text:p>
          </table:table-cell>
          <table:table-cell table:style-name="ce5" office:value-type="string" calcext:value-type="string">
            <text:p>اے اور بی قابل تبدل ہیں۔</text:p>
          </table:table-cell>
          <table:table-cell table:number-columns-repeated="1022"/>
        </table:table-row>
        <table:table-row table:style-name="ro1">
          <table:table-cell table:style-name="ce5" office:value-type="string" calcext:value-type="string">
            <text:p>commuting, noncommuting [QM]</text:p>
          </table:table-cell>
          <table:table-cell table:style-name="ce5" office:value-type="string" calcext:value-type="string">
            <text:p>قابل تبادل، ناقابل تبادل</text:p>
          </table:table-cell>
          <table:table-cell table:number-columns-repeated="1022"/>
        </table:table-row>
        <table:table-row table:style-name="ro1">
          <table:table-cell table:style-name="ce5" office:value-type="string" calcext:value-type="string">
            <text:p>commutation [QM]: canonical commutation relation</text:p>
          </table:table-cell>
          <table:table-cell table:style-name="ce5" office:value-type="string" calcext:value-type="string">
            <text:p>باضابطہ تبادلی رشتہ</text:p>
          </table:table-cell>
          <table:table-cell table:number-columns-repeated="1022"/>
        </table:table-row>
        <table:table-row table:style-name="ro1">
          <table:table-cell table:style-name="ce8" office:value-type="string" calcext:value-type="string">
            <text:p>commutative, commutation</text:p>
          </table:table-cell>
          <table:table-cell table:style-name="ce8" office:value-type="string" calcext:value-type="string">
            <text:p>قابل تبادل، تبادلی</text:p>
          </table:table-cell>
          <table:table-cell table:number-columns-repeated="1022"/>
        </table:table-row>
        <table:table-row table:style-name="ro1">
          <table:table-cell table:style-name="ce6" office:value-type="string" calcext:value-type="string">
            <text:p>commutator (quantum mech)</text:p>
          </table:table-cell>
          <table:table-cell table:style-name="ce6" office:value-type="string" calcext:value-type="string">
            <text:p>تبادل کار</text:p>
          </table:table-cell>
          <table:table-cell table:number-columns-repeated="1022"/>
        </table:table-row>
        <table:table-row table:style-name="ro1">
          <table:table-cell table:style-name="ce10" office:value-type="string" calcext:value-type="string">
            <text:p>commute: A and B commute</text:p>
          </table:table-cell>
          <table:table-cell table:style-name="ce10"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5">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تشکیلات)</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1">
          <table:table-cell table:style-name="ce93" office:value-type="string" calcext:value-type="string">
            <text:p>correction</text:p>
          </table:table-cell>
          <table:table-cell table:style-name="ce93" office:value-type="string" calcext:value-type="string">
            <text:p><text:span text:style-name="T5">درستگی</text:span>، <text:span text:style-name="T8">تصحیح</text:span></text:p>
          </table:table-cell>
          <table:table-cell table:style-name="ce93" table:number-columns-repeated="1022"/>
        </table:table-row>
        <table:table-row table:style-name="ro1">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1">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1">
          <table:table-cell office:value-type="string" calcext:value-type="string">
            <text:p>corresponding point</text:p>
          </table:table-cell>
          <table:table-cell table:style-name="ce93" office:value-type="string" calcext:value-type="string">
            <text:p><text:span text:style-name="T5">نظیری نقطہ</text:span>،<text:span text:style-name="T12">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5">نازکی توازن</text:span> [<text:span text:style-name="T8">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701in" svg:y="174.311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6">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5">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5">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17">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17">اس کا انحطاط 4 ہ</text:span>ے، اس کی انحطاطیت 4 ہے</text:p>
          </table:table-cell>
          <table:table-cell table:number-columns-repeated="1022"/>
        </table:table-row>
        <table:table-row table:style-name="ro1">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1">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1">
          <table:table-cell office:value-type="string" calcext:value-type="string">
            <text:p>determinate, indeterminate</text:p>
          </table:table-cell>
          <table:table-cell table:style-name="ce99" office:value-type="string" calcext:value-type="string">
            <text:p>قابل معلوم، نا قابل معلوم،<text:span text:style-name="T18"> تعیین، غیر تعیین</text:span></text:p>
          </table:table-cell>
          <table:table-cell table:style-name="ce99"/>
          <table:table-cell table:number-columns-repeated="1021"/>
        </table:table-row>
        <table:table-row table:style-name="ro1">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1">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1">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1">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19">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19">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بلا واسطہ تکم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0">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99"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3">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8">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5">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7">قیمت توقع، توقع،</text:span><text:span text:style-name="T21">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7">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5">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02" office:value-type="string" calcext:value-type="string">
            <text:p>فرمی <text:s/>ڈیراک تقسیم</text:p>
          </table:table-cell>
          <table:table-cell table:number-columns-repeated="1022"/>
        </table:table-row>
        <table:table-row table:style-name="ro1">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1">
          <table:table-cell table:style-name="ce93" office:value-type="string" calcext:value-type="string">
            <text:p>finally</text:p>
          </table:table-cell>
          <table:table-cell table:style-name="ce93" office:value-type="string" calcext:value-type="string">
            <text:p>الغرض</text:p>
          </table:table-cell>
          <table:table-cell table:style-name="ce93" table:number-columns-repeated="1022"/>
        </table:table-row>
        <table:table-row table:style-name="ro1">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1">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1">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1">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1">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1">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1">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1">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1">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فوقو لٹکن</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5">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9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93" office:value-type="string" calcext:value-type="string">
            <text:p>دوری سمتی رفتار، <text:span text:style-name="T5">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93" office:value-type="string" calcext:value-type="string">
            <text:p><text:span text:style-name="T7">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ge invariant, guage transformation</text:p>
          </table:table-cell>
          <table:table-cell office:value-type="string" calcext:value-type="string">
            <text:p>گیج غیر متغیر، گیج <text:s/>تبادلہ</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text:p>
          </table:table-cell>
          <table:table-cell office:value-type="string" calcext:value-type="string">
            <text:p>ہمہ قواعد؟؟؟؟؟</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5">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5">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8">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7">فرضی عدد</text:span>، <text:span text:style-name="T12">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22">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18" office:value-type="string" calcext:value-type="string">
            <text:p><text:span text:style-name="T7">خطی تکمل</text:span> (khati is linear and nor line)،<text:span text:style-name="T12">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4">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93" office:value-type="string" calcext:value-type="string">
            <text:p><text:span text:style-name="T7">آئن</text:span>، <text:span text:style-name="T8">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93" office:value-type="string" calcext:value-type="string">
            <text:p><text:span text:style-name="T7">بارداری عمل، </text:span><text:span text:style-name="T8">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8">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3">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5">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8">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3">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7">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5">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 ول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3">، گہرائی پر حرکت پذیری</text:span>،<text:span text:style-name="T8">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5">یک سر بڑھتا، گھٹتا</text:span>، <text:span text:style-name="T8">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7">یک سُر تفاعل</text:span>، <text:span text:style-name="T8">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5">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93" office:value-type="string" calcext:value-type="string">
            <text:p><text:span text:style-name="T5">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93" office:value-type="string" calcext:value-type="string">
            <text:p><text:span text:style-name="T5">تقابل پذیر،</text:span> معمول شدہ</text:p>
          </table:table-cell>
          <table:table-cell office:value-type="string" calcext:value-type="string">
            <text:p><text:span text:style-name="T23">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8">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02"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helium</text:p>
          </table:table-cell>
          <table:table-cell table:style-name="ce102"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22" office:value-type="string" calcext:value-type="string">
            <text:p>پاسکل تکون، <text:span text:style-name="T24">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1">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93" office:value-type="string" calcext:value-type="string">
            <text:p><text:span text:style-name="T16">لٹکن</text:span>، <text:span text:style-name="T25">سادہ رقاص</text:span></text:p>
          </table:table-cell>
          <table:table-cell office:value-type="string" calcext:value-type="string">
            <text:p>رقاص</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93" office:value-type="string" calcext:value-type="string">
            <text:p><text:span text:style-name="T7">خلل</text:span>، <text:span text:style-name="T13">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93" office:value-type="string" calcext:value-type="string">
            <text:p><text:span text:style-name="T5">رتبہ اول درستگی</text:span>، <text:span text:style-name="T15">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2">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3">سمتی</text:span> رفتار، <text:span text:style-name="T5">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1">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2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پازیٹرو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8"> مخفیہ، مخفیے</text:span></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5">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93" office:value-type="string" calcext:value-type="string">
            <text:p>نظریہ مخفی قوہ، <text:span text:style-name="T15">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5">درستگی </text:span><text:span text:style-name="T15">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5">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2">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27">چار الاضلاع</text:span>، <text:span text:style-name="T12">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5">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1">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93" office:value-type="string" calcext:value-type="string">
            <text:p><text:span text:style-name="T7">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93" office:value-type="string" calcext:value-type="string">
            <text:p><text:span text:style-name="T28">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5">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93" office:value-type="string" calcext:value-type="string">
            <text:p><text:span text:style-name="T29">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27">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3">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text:p>
          </table:table-cell>
          <table:table-cell office:value-type="string" calcext:value-type="string">
            <text:p>قابل مربعی <text:s/>تکامل</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text:p>
          </table:table-cell>
          <table:table-cell office:value-type="string" calcext:value-type="string">
            <text:p>پراسرار</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93" office:value-type="string" calcext:value-type="string">
            <text:p><text:span text:style-name="T5">متشاکل تناسب</text:span>، <text:span text:style-name="T12">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1">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1">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5">ایک حال سے دوسری حال میں عبور کرتا ہے، </text:span><text:span text:style-name="T13">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1">عبوری امکان، عبوری احتمال</text:span>، <text:span text:style-name="T12">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3">عبوری دور</text:span>،<text:span text:style-name="T12">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5">اخراجی اینٹینا</text:span>، <text:span text:style-name="T8">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8">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93" office:value-type="string" calcext:value-type="string">
            <text:p>دوری رفتار، <text:span text:style-name="T7">مجموعی رفتار</text:span>،<text:span text:style-name="T13">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table:style-name="Default" table:number-columns-repeated="64"/>
          <table:table-cell table:number-columns-repeated="960"/>
        </table:table-row>
        <table:table-row table:style-name="ro1" table:number-rows-repeated="1045421">
          <table:table-cell table:number-columns-repeated="1024"/>
        </table:table-row>
        <table:table-row table:style-name="ro4">
          <table:table-cell table:number-columns-repeated="1024"/>
        </table:table-row>
      </table:table>
      <table:table table:name="symbols" table:style-name="ta1" table:print="false">
        <table:table-column table:style-name="co6" table:default-cell-style-name="ce43"/>
        <table:table-column table:style-name="co7" table:default-cell-style-name="ce44"/>
        <table:table-column table:style-name="co8" table:default-cell-style-name="ce45"/>
        <table:table-column table:style-name="co5" table:default-cell-style-name="ce46"/>
        <table:table-column table:style-name="co9" table:default-cell-style-name="ce47"/>
        <table:table-column table:style-name="co5"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9">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9">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9">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0" table:default-cell-style-name="Default"/>
        <table:table-row table:style-name="ro7">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03">00/00/0000</text:date>, <text:time style:data-style-name="N2" text:time-value="14:38:53.4113963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08-03T14:39:15.584730683</dc:date>
    <meta:editing-duration>P92DT15H42M28S</meta:editing-duration>
    <meta:editing-cycles>4042</meta:editing-cycles>
    <meta:generator>LibreOffice/6.4.7.2$Linux_X86_64 LibreOffice_project/40$Build-2</meta:generator>
    <meta:document-statistic meta:table-count="3" meta:cell-count="665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